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895" officeooo:paragraph-rsid="00121895"/>
    </style:style>
    <style:style style:name="P2" style:family="paragraph" style:parent-style-name="Standard">
      <style:text-properties fo:font-weight="bold" officeooo:rsid="00125e06" officeooo:paragraph-rsid="00125e06" style:font-weight-asian="bold" style:font-weight-complex="bold"/>
    </style:style>
    <style:style style:name="P3" style:family="paragraph" style:parent-style-name="Standard">
      <style:text-properties fo:font-weight="normal" officeooo:rsid="00125e06" officeooo:paragraph-rsid="00125e06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in, Barry (2014)</text:p>
      <text:p text:style-name="P1"/>
      <text:p text:style-name="P2">pg 12</text:p>
      <text:p text:style-name="P1">A left-wing redefinition of America along the following strategic lines:</text:p>
      <text:p text:style-name="P1">- Portray America as a disaster zone where inequality and unfairness run rampant, even though that was demonstrably untrue.</text:p>
      <text:p text:style-name="P1">- Portray those who don't support you engaged in evil, racist, etc practices. Thus, those who criticize you are illegitimate and don't deserve a fair hearing, much less compromise.</text:p>
      <text:p text:style-name="P1">- Get away with breaking those principles yourself.</text:p>
      <text:p text:style-name="P1">- Mobilize support by ever-larger payouts and by intensifying conflicts along the lines of racial, religious, ethnic, and sexual preferences.</text:p>
      <text:p text:style-name="P1"/>
      <text:p text:style-name="P2">Pg 14</text:p>
      <text:p text:style-name="P3">“liberalism” in America was redefined from a mild reformist impulse to improve the existing system into a radical, anti-capitalist ideology seeking to overturn the country's most fundamental premises.</text:p>
      <text:p text:style-name="P3"/>
      <text:p text:style-name="P2">Pg 16</text:p>
      <text:p text:style-name="P3">The “Third Left” of the 21<text:span text:style-name="T1">st</text:span> centur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0:19:07.865686072</meta:creation-date>
    <dc:date>2017-07-26T00:43:39.979657013</dc:date>
    <meta:editing-duration>PT8M51S</meta:editing-duration>
    <meta:editing-cycles>1</meta:editing-cycles>
    <meta:document-statistic meta:table-count="0" meta:image-count="0" meta:object-count="0" meta:page-count="1" meta:paragraph-count="11" meta:word-count="130" meta:character-count="837" meta:non-whitespace-character-count="718"/>
    <meta:generator>LibreOffice/4.2.8.2$Linux_X86_64 LibreOffice_project/420m0$Build-2</meta:generator>
  </office:meta>
</office:document-meta>
</file>